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Tag.getValidato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ag.doStartTag( String namespaceURI , String localName , String qName , Attributes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idatorTag.setValidatorId( String validato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Tag.creat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or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